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is the purpose of WAI-ARIA, and how does it work?</text:p>
      <text:p text:style-name="Text_20_body">Making static content accessible can be relatively straightforward, but dynamic content can be more challenging. This is where WAI-ARIA comes in.</text:p>
      <text:p text:style-name="Text_20_body">Let's look at what WAI-ARIA is, its purpose, how it works, and some examples.</text:p>
      <text:p text:style-name="Text_20_body">WAI-ARIA stands for Web Accessibility Initiative - Accessible Rich Internet Applications. It's a specification that enhances accessibility for dynamic content and UI (User Interface) components.</text:p>
      <text:p text:style-name="Text_20_body">Note that WCAG and WAI-ARIA are not the same. WCAG provides general guidelines for web accessibility, while WAI-ARIA offers specific rules for making dynamic and interactive content accessible for users of assistive technologies.</text:p>
      <text:p text:style-name="Text_20_body">So, the primary purpose of WAI-ARIA is to improve accessibility for dynamic content and UI components that do not have native HTML equivalents.</text:p>
      <text:p text:style-name="Text_20_body">WAI-ARIA works by introducing a set of attributes you can add to HTML elements to provide additional semantic information. These attributes are categorized into roles, states, and properties.</text:p>
      <text:p text:style-name="Text_20_body">ARIA role defines the purpose of an element within a website or web app. Here is an example of setting the role to <text:span text:style-name="Source_20_Text">button</text:span> for a <text:span text:style-name="Source_20_Text">div</text:span> element.</text:p>
      <text:p text:style-name="P1"><text:span text:style-name="Source_20_Text">&lt;div role="button"&gt;Click Me&lt;/div&gt;</text:span></text:p>
      <text:p text:style-name="Text_20_body">By doing this you are indicating to assistive technology that the element is a button. Roles do not provide any functionality however. Merely giving this <text:span text:style-name="Source_20_Text">div</text:span> a <text:span text:style-name="Source_20_Text">role</text:span> of <text:span text:style-name="Source_20_Text">button</text:span> will not make it act like a button. To make it look and behave like a button you would need to use CSS and JavaScript to get the desired result. It is always better to use the native <text:span text:style-name="Source_20_Text">button</text:span> or <text:span text:style-name="Source_20_Text">input</text:span> element with <text:span text:style-name="Source_20_Text">type="button"</text:span> instead.</text:p>
      <text:p text:style-name="Text_20_body">Since HTML alone does not provide a way to make custom UI components like tabbed navigation (tab list) accessible, ARIA roles can be very helpful.</text:p>
      <text:p text:style-name="Text_20_body">Here's what a tablist could look like with the <text:span text:style-name="Source_20_Text">role</text:span> attribute:</text:p>
      <text:p text:style-name="Preformatted_20_Text"><text:span text:style-name="Source_20_Text">&lt;div role="tablist" aria-label="Football Match Dashboard"&gt;</text:span></text:p>
      <text:p text:style-name="Preformatted_20_Text"><text:span text:style-name="Source_20_Text"><text:s text:c="3"/>&lt;button</text:span></text:p>
      <text:p text:style-name="Preformatted_20_Text"><text:span text:style-name="Source_20_Text"><text:s text:c="5"/>role="tab"</text:span></text:p>
      <text:p text:style-name="Preformatted_20_Text"><text:span text:style-name="Source_20_Text"><text:s text:c="5"/>aria-selected="true"</text:span></text:p>
      <text:p text:style-name="Preformatted_20_Text"><text:span text:style-name="Source_20_Text"><text:s text:c="5"/>aria-controls="match-info-panel"</text:span></text:p>
      <text:p text:style-name="Preformatted_20_Text"><text:span text:style-name="Source_20_Text"><text:s text:c="5"/>id="match-info-tab"&gt;</text:span></text:p>
      <text:p text:style-name="Preformatted_20_Text"><text:span text:style-name="Source_20_Text"><text:s text:c="7"/>Match Info</text:span></text:p>
      <text:p text:style-name="Preformatted_20_Text"><text:span text:style-name="Source_20_Text"><text:s text:c="3"/>&lt;/button&gt;</text:span></text:p>
      <text:p text:style-name="Preformatted_20_Text"/>
      <text:p text:style-name="Preformatted_20_Text"><text:span text:style-name="Source_20_Text"><text:s text:c="3"/>&lt;button</text:span></text:p>
      <text:p text:style-name="Preformatted_20_Text"><text:span text:style-name="Source_20_Text"><text:s text:c="5"/>role="tab"</text:span></text:p>
      <text:p text:style-name="Preformatted_20_Text"><text:span text:style-name="Source_20_Text"><text:s text:c="5"/>aria-selected="false"</text:span></text:p>
      <text:p text:style-name="Preformatted_20_Text"><text:span text:style-name="Source_20_Text"><text:s text:c="5"/>aria-controls="player-stats-panel"</text:span></text:p>
      <text:p text:style-name="Preformatted_20_Text"><text:span text:style-name="Source_20_Text"><text:s text:c="5"/>id="player-stats-tab"&gt;</text:span></text:p>
      <text:p text:style-name="Preformatted_20_Text"><text:span text:style-name="Source_20_Text"><text:s text:c="5"/>Player Stats</text:span></text:p>
      <text:p text:style-name="Preformatted_20_Text"><text:span text:style-name="Source_20_Text"><text:s text:c="3"/>&lt;/button&gt;</text:span></text:p>
      <text:p text:style-name="P1"><text:span text:style-name="Source_20_Text">&lt;/div&gt;</text:span></text:p>
      <text:p text:style-name="Text_20_body">Each tab in the tablist will have an associated tab panel that will display when its tab is selected. Each tab panel will have a <text:span text:style-name="Source_20_Text">role</text:span> of <text:span text:style-name="Source_20_Text">tabpanel</text:span>.</text:p>
      <text:p text:style-name="Text_20_body"><text:soft-page-break/>Here's what each of those tab panels could look like:</text:p>
      <text:p text:style-name="Preformatted_20_Text"><text:span text:style-name="Source_20_Text">&lt;div </text:span></text:p>
      <text:p text:style-name="Preformatted_20_Text"><text:span text:style-name="Source_20_Text"><text:s text:c="2"/>role="tabpanel"</text:span></text:p>
      <text:p text:style-name="Preformatted_20_Text"><text:span text:style-name="Source_20_Text"><text:s text:c="2"/>id="match-info-panel" </text:span></text:p>
      <text:p text:style-name="Preformatted_20_Text"><text:span text:style-name="Source_20_Text"><text:s text:c="2"/>aria-labelledby="match-info-tab"</text:span></text:p>
      <text:p text:style-name="Preformatted_20_Text"><text:span text:style-name="Source_20_Text">&gt;</text:span></text:p>
      <text:p text:style-name="Preformatted_20_Text"><text:span text:style-name="Source_20_Text"><text:s text:c="3"/>&lt;p&gt;</text:span></text:p>
      <text:p text:style-name="Preformatted_20_Text"><text:span text:style-name="Source_20_Text"><text:s text:c="5"/>Details about the match, including date,</text:span></text:p>
      <text:p text:style-name="Preformatted_20_Text"><text:span text:style-name="Source_20_Text"><text:s text:c="5"/>time, venue, and current score.</text:span></text:p>
      <text:p text:style-name="Preformatted_20_Text"><text:span text:style-name="Source_20_Text"><text:s text:c="3"/>&lt;/p&gt;</text:span></text:p>
      <text:p text:style-name="Preformatted_20_Text"><text:span text:style-name="Source_20_Text">&lt;/div&gt;</text:span></text:p>
      <text:p text:style-name="Preformatted_20_Text"/>
      <text:p text:style-name="Preformatted_20_Text"><text:span text:style-name="Source_20_Text">&lt;div</text:span></text:p>
      <text:p text:style-name="Preformatted_20_Text"><text:span text:style-name="Source_20_Text"><text:s text:c="3"/>role="tabpanel"</text:span></text:p>
      <text:p text:style-name="Preformatted_20_Text"><text:span text:style-name="Source_20_Text"><text:s text:c="3"/>id="player-stats-panel"</text:span></text:p>
      <text:p text:style-name="Preformatted_20_Text"><text:span text:style-name="Source_20_Text"><text:s text:c="3"/>aria-labelledby="player-stats-tab"</text:span></text:p>
      <text:p text:style-name="Preformatted_20_Text"><text:span text:style-name="Source_20_Text"><text:s text:c="3"/>hidden</text:span></text:p>
      <text:p text:style-name="Preformatted_20_Text"><text:span text:style-name="Source_20_Text">&gt;</text:span></text:p>
      <text:p text:style-name="Preformatted_20_Text"><text:span text:style-name="Source_20_Text"><text:s text:c="3"/>&lt;p&gt;</text:span></text:p>
      <text:p text:style-name="Preformatted_20_Text"><text:span text:style-name="Source_20_Text"><text:s text:c="5"/>Individual player statistics such as goals,</text:span></text:p>
      <text:p text:style-name="Preformatted_20_Text"><text:span text:style-name="Source_20_Text"><text:s text:c="5"/>assists, and minutes played.</text:span></text:p>
      <text:p text:style-name="Preformatted_20_Text"><text:span text:style-name="Source_20_Text"><text:s text:c="3"/>&lt;/p&gt;</text:span></text:p>
      <text:p text:style-name="P1"><text:span text:style-name="Source_20_Text">&lt;/div&gt;</text:span></text:p>
      <text:p text:style-name="Text_20_body">ARIA state describes the current status of an element, which can change based on user interactions. An example is the <text:span text:style-name="Source_20_Text">aria-expanded</text:span> attribute for collapsible sections:</text:p>
      <text:p text:style-name="Preformatted_20_Text"><text:span text:style-name="Source_20_Text">&lt;button aria-expanded="false" aria-controls="more-info"&gt;</text:span></text:p>
      <text:p text:style-name="Preformatted_20_Text"><text:span text:style-name="Source_20_Text"><text:s text:c="2"/>More Info</text:span></text:p>
      <text:p text:style-name="Preformatted_20_Text"><text:span text:style-name="Source_20_Text">&lt;/button&gt;</text:span></text:p>
      <text:p text:style-name="Preformatted_20_Text"/>
      <text:p text:style-name="Preformatted_20_Text"><text:span text:style-name="Source_20_Text">&lt;div id="more-info" hidden&gt;</text:span></text:p>
      <text:p text:style-name="Preformatted_20_Text"><text:span text:style-name="Source_20_Text"><text:s text:c="3"/>&lt;p&gt;This is additional information.&lt;/p&gt;</text:span></text:p>
      <text:p text:style-name="P1"><text:span text:style-name="Source_20_Text">&lt;/div&gt;</text:span></text:p>
      <text:p text:style-name="Text_20_body">Again, this is merely describing the state, it does not provide any functionality. You would have to use JavaScript to change the state of the attribute when the user clicks the button.</text:p>
      <text:p text:style-name="Text_20_body">ARIA properties provide additional details about elements. For example, the <text:span text:style-name="Source_20_Text">aria-labelledby</text:span> property lets you connect an element to a specific label:</text:p>
      <text:p text:style-name="Preformatted_20_Text"><text:span text:style-name="Source_20_Text">&lt;h2 id="header-id"&gt;About freeCodeCamp&lt;/h2&gt;</text:span></text:p>
      <text:p text:style-name="P1"><text:span text:style-name="Source_20_Text">&lt;button id="button-id" aria-labelledby="header-id button-id"&gt;Learn More&lt;/button&gt;</text:span></text:p>
      <text:p text:style-name="Text_20_body">This will make the elements understandable and navigable for users of assistive technologies.</text:p>
      <text:p text:style-name="Text_20_body">To get the best out of WAI-ARIA, try to stick with native HTML whenever possible since it generally provides more accessibility out of the box.</text:p>
      <text:p text:style-name="Text_20_body">Use WAI-ARIA only when HTML falls short, and don’t forget to test with assistive technologies like screen readers, or have people with disabilities test your work. Also, make sure your WAI-ARIA states and properties update with the content in real time. Avoid overusing ARIA as it can be confusing many tim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9T14:43:06.009000000</meta:creation-date>
    <dc:date>2025-03-19T14:43:21.968000000</dc:date>
    <meta:editing-duration>PT16S</meta:editing-duration>
    <meta:editing-cycles>1</meta:editing-cycles>
    <meta:document-statistic meta:table-count="0" meta:image-count="0" meta:object-count="0" meta:page-count="2" meta:paragraph-count="65" meta:word-count="584" meta:character-count="4067" meta:non-whitespace-character-count="3427"/>
    <meta:generator>LibreOffice/7.3.4.2$Windows_X86_64 LibreOffice_project/728fec16bd5f605073805c3c9e7c4212a0120dc5</meta:generator>
  </office:meta>
</office:document-meta>
</file>